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0a19" officeooo:paragraph-rsid="001b0a19"/>
    </style:style>
    <style:style style:name="P2" style:family="paragraph" style:parent-style-name="Standard">
      <style:text-properties officeooo:rsid="001b9096" officeooo:paragraph-rsid="001b9096"/>
    </style:style>
    <style:style style:name="P3" style:family="paragraph" style:parent-style-name="Standard">
      <style:text-properties officeooo:rsid="001c9181" officeooo:paragraph-rsid="001c9181"/>
    </style:style>
    <style:style style:name="P4" style:family="paragraph" style:parent-style-name="Standard">
      <style:text-properties officeooo:rsid="001d1724" officeooo:paragraph-rsid="001d1724"/>
    </style:style>
    <style:style style:name="P5" style:family="paragraph" style:parent-style-name="Standard">
      <style:text-properties officeooo:rsid="001d6dab" officeooo:paragraph-rsid="001d6dab"/>
    </style:style>
    <style:style style:name="P6" style:family="paragraph" style:parent-style-name="Standard" style:list-style-name="L1">
      <style:text-properties officeooo:rsid="001b0a19" officeooo:paragraph-rsid="001b0a19"/>
    </style:style>
    <style:style style:name="P7" style:family="paragraph" style:parent-style-name="Standard" style:list-style-name="L1">
      <style:text-properties officeooo:rsid="001b9096" officeooo:paragraph-rsid="001b9096"/>
    </style:style>
    <style:style style:name="P8" style:family="paragraph" style:parent-style-name="Standard" style:list-style-name="L2">
      <style:text-properties officeooo:rsid="001b9096" officeooo:paragraph-rsid="001b9096"/>
    </style:style>
    <style:style style:name="P9" style:family="paragraph" style:parent-style-name="Standard" style:list-style-name="L3">
      <style:text-properties officeooo:rsid="001c9181" officeooo:paragraph-rsid="001c9181"/>
    </style:style>
    <style:style style:name="P10" style:family="paragraph" style:parent-style-name="Standard">
      <style:text-properties officeooo:rsid="00221ea9" officeooo:paragraph-rsid="00221ea9"/>
    </style:style>
    <style:style style:name="T1" style:family="text">
      <style:text-properties officeooo:rsid="001c9181"/>
    </style:style>
    <style:style style:name="T2" style:family="text">
      <style:text-properties officeooo:rsid="001d1724"/>
    </style:style>
    <style:style style:name="T3" style:family="text">
      <style:text-properties officeooo:rsid="00204206"/>
    </style:style>
    <style:style style:name="T4" style:family="text">
      <style:text-properties officeooo:rsid="0021d754"/>
    </style:style>
    <style:style style:name="T5" style:family="text">
      <style:text-properties officeooo:rsid="0022e3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安裝 Ubuntu 12.0<text:span text:style-name="T3">4</text:span>-5 Desktop i386 版本</text:p>
      <text:list xml:id="list8571158197245895129" text:style-name="L1">
        <text:list-item>
          <text:p text:style-name="P6">下載 ubuntu-12.04.5-desktop-i386.iso</text:p>
        </text:list-item>
        <text:list-item>
          <text:p text:style-name="P6">在 Ubuntu 環境，使用 Startup Disk Creator</text:p>
        </text:list-item>
        <text:list-item>
          <text:p text:style-name="P6">在 Ubuntu 環境，使用 dd 指令</text:p>
        </text:list-item>
        <text:list-item>
          <text:p text:style-name="P7">調整 BIOS 設定，使用 USB Storage 開機</text:p>
        </text:list-item>
      </text:list>
      <text:p text:style-name="P2">2. 安裝過程中，設定帳號密碼為</text:p>
      <text:list xml:id="list8570874875910530772" text:style-name="L2">
        <text:list-item>
          <text:p text:style-name="P8">帳號：casri</text:p>
        </text:list-item>
        <text:list-item>
          <text:p text:style-name="P8">密碼：admin</text:p>
        </text:list-item>
      </text:list>
      <text:p text:style-name="P2">3. 第一次開機，更新軟件和語言包</text:p>
      <text:p text:style-name="P2">4. 更改 root 密碼</text:p>
      <text:p text:style-name="P2">5. 重新開機</text:p>
      <text:p text:style-name="P2">6. 安裝 fl<text:span text:style-name="T1">a</text:span>shplugin-installer</text:p>
      <text:p text:style-name="P3">7. 安裝 chromium-browser</text:p>
      <text:p text:style-name="P3">8. 安裝 xulrunner</text:p>
      <text:list xml:id="list7078267321178454370" text:style-name="L3">
        <text:list-item>
          <text:p text:style-name="P9">cd /opt</text:p>
        </text:list-item>
        <text:list-item>
          <text:p text:style-name="P9">tar xjvf ???/xulrunner</text:p>
        </text:list-item>
        <text:list-item>
          <text:p text:style-name="P9">cd /etc/ld.so.conf.d</text:p>
        </text:list-item>
        <text:list-item>
          <text:p text:style-name="P9">sudo vi xulrunner.conf</text:p>
        </text:list-item>
        <text:list-item>
          <text:p text:style-name="P9">sudo ldconfig</text:p>
        </text:list-item>
        <text:list-item>
          <text:p text:style-name="P9">sudo update-alternatives –install /usr/bin/xulrunner xulrunner /opt/xulrunner/xulrunner 0</text:p>
        </text:list-item>
        <text:list-item>
          <text:p text:style-name="P9">sudo update-alternatives –install /usr/bin/xpcshell xpcshell /opt/xulrunner/xpcshell 0</text:p>
        </text:list-item>
      </text:list>
      <text:p text:style-name="P3">9. 安裝 <text:span text:style-name="T2">synaptic</text:span></text:p>
      <text:p text:style-name="P4">10. 安裝 jdk</text:p>
      <text:p text:style-name="P5">11. 安裝 libwebkitgtk-<text:span text:style-name="T4">1.0.0</text:span></text:p>
      <text:p text:style-name="P5">12. 安裝 ssh , vsftpd</text:p>
      <text:p text:style-name="P5">13. 安裝 vino vinagre x11vnc</text:p>
      <text:p text:style-name="P5"/>
      <text:p text:style-name="P10">14. eth2 magic_code to wake on lan</text:p>
      <text:p text:style-name="P10">15. watch dog comm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9:32:36.914776651</meta:creation-date>
    <dc:date>2015-07-24T14:10:43.723701265</dc:date>
    <meta:editing-duration>PT1H43M37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28" meta:word-count="178" meta:character-count="707" meta:non-whitespace-character-count="632"/>
  </office:meta>
</office:document-meta>
</file>